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2">
          <table:table-cell table:style-name="ce2" office:value-type="string">
            <text:p>User is allowed to click on the same button for suspend/resume ,although the request is submitted and it is</text:p>
            <text:p>Pending for execution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  <table:table-row table:style-name="ro3">
          <table:table-cell office:value-type="string">
            <text:p>Allows duplicate entries while adding host,datastore and templates </text:p>
          </table:table-cell>
        </table:table-row>
        <table:table-row table:style-name="ro2">
          <table:table-cell office:value-type="string">
            <text:p>No constraint on vm name.It should not allow space and the only special character supported should be “ _” , “.”</text:p>
            <text:p>And “-”</text:p>
          </table:table-cell>
        </table:table-row>
        <table:table-row table:style-name="ro4">
          <table:table-cell office:value-type="string">
            <text:p>The pending request counter is not working.</text:p>
          </table:table-cell>
        </table:table-row>
        <table:table-row table:style-name="ro3">
          <table:table-cell office:value-type="string">
            <text:p>The vm cost is not same as in the database due to precision issue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19T16:28:35</dc:date>
    <dc:creator>Monika </dc:creator>
    <meta:editing-duration>PT1H28M44S</meta:editing-duration>
    <meta:editing-cycles>9</meta:editing-cycles>
    <meta:generator>LibreOffice/3.5$Linux_X86_64 LibreOffice_project/350m1$Build-2</meta:generator>
    <meta:document-statistic meta:table-count="3" meta:cell-count="16" meta:object-count="0"/>
  </office:meta>
</office:document-meta>
</file>